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1edb" officeooo:paragraph-rsid="000f1e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ossible de retrouver le code, je veux pleur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5T23:38:35.569119331</meta:creation-date>
    <dc:date>2025-08-25T23:39:14.851557429</dc:date>
    <meta:editing-duration>PT39S</meta:editing-duration>
    <meta:editing-cycles>1</meta:editing-cycles>
    <meta:document-statistic meta:table-count="0" meta:image-count="0" meta:object-count="0" meta:page-count="1" meta:paragraph-count="1" meta:word-count="8" meta:character-count="48" meta:non-whitespace-character-count="41"/>
    <meta:generator>LibreOffice/7.3.7.2$Linux_X86_64 LibreOffice_project/30$Build-2</meta:generator>
  </office:meta>
</office:document-meta>
</file>